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632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Remark</text:p>
          </table:table-cell>
          <table:table-cell table:style-name="ce1" office:value-type="string" calcext:value-type="string">
            <text:p>Pyramid Score</text:p>
          </table:table-cell>
        </table:table-row>
        <table:table-row table:style-name="ro1">
          <table:table-cell office:value-type="string" calcext:value-type="string">
            <text:p>C-LexRank (without any modifications)</text:p>
          </table:table-cell>
          <table:table-cell office:value-type="float" office:value="0.7171" calcext:value-type="float">
            <text:p>0.7171</text:p>
          </table:table-cell>
        </table:table-row>
        <table:table-row table:style-name="ro1">
          <table:table-cell office:value-type="string" calcext:value-type="string">
            <text:p>Lexical similarity calculated in Python</text:p>
          </table:table-cell>
          <table:table-cell office:value-type="float" office:value="0.727005328762" calcext:value-type="float">
            <text:p>0.7270053288</text:p>
          </table:table-cell>
        </table:table-row>
        <table:table-row table:style-name="ro1">
          <table:table-cell office:value-type="string" calcext:value-type="string">
            <text:p>No stopwords + (UG, BG) – No weights </text:p>
          </table:table-cell>
          <table:table-cell office:value-type="float" office:value="0.761681589315" calcext:value-type="float">
            <text:p>0.7616815893</text:p>
          </table:table-cell>
        </table:table-row>
        <table:table-row table:style-name="ro1">
          <table:table-cell office:value-type="string" calcext:value-type="string">
            <text:p>No stopwords + (UG, BG, Citations) – No weights </text:p>
          </table:table-cell>
          <table:table-cell table:style-name="ce2" office:value-type="float" office:value="0.731624672987" calcext:value-type="float">
            <text:p>0.731624673</text:p>
          </table:table-cell>
        </table:table-row>
        <table:table-row table:style-name="ro1">
          <table:table-cell office:value-type="string" calcext:value-type="string">
            <text:p>No stopwords + Unigrams </text:p>
          </table:table-cell>
          <table:table-cell office:value-type="float" office:value="0.747423220338" calcext:value-type="float">
            <text:p>0.7474232203</text:p>
          </table:table-cell>
        </table:table-row>
        <table:table-row table:style-name="ro1">
          <table:table-cell office:value-type="string" calcext:value-type="string">
            <text:p>No stopwords + Bigrams </text:p>
          </table:table-cell>
          <table:table-cell office:value-type="float" office:value="0.768911561828" calcext:value-type="float">
            <text:p>0.7689115618</text:p>
          </table:table-cell>
        </table:table-row>
        <table:table-row table:style-name="ro1">
          <table:table-cell office:value-type="string" calcext:value-type="string">
            <text:p>No stopwords + No. Of citations as feature</text:p>
          </table:table-cell>
          <table:table-cell office:value-type="float" office:value="0.733509077206" calcext:value-type="float">
            <text:p>0.7335090772</text:p>
          </table:table-cell>
        </table:table-row>
        <table:table-row table:style-name="ro1">
          <table:table-cell office:value-type="string" calcext:value-type="string">
            <text:p>Modified LexRank (used new lexical similarity measures)</text:p>
          </table:table-cell>
          <table:table-cell/>
        </table:table-row>
        <table:table-row table:style-name="ro1">
          <table:table-cell office:value-type="string" calcext:value-type="string">
            <text:p>Unigrams</text:p>
          </table:table-cell>
          <table:table-cell office:value-type="float" office:value="0.731401057984" calcext:value-type="float">
            <text:p>0.731401058</text:p>
          </table:table-cell>
        </table:table-row>
        <table:table-row table:style-name="ro1">
          <table:table-cell office:value-type="string" calcext:value-type="string">
            <text:p>Bigrams</text:p>
          </table:table-cell>
          <table:table-cell office:value-type="float" office:value="0.732955515863" calcext:value-type="float">
            <text:p>0.7329555159</text:p>
          </table:table-cell>
        </table:table-row>
        <table:table-row table:style-name="ro1">
          <table:table-cell office:value-type="string" calcext:value-type="string">
            <text:p>No of citations (wrong – all similarities 1 due of cosine sim)</text:p>
          </table:table-cell>
          <table:table-cell office:value-type="float" office:value="0.666129812194" calcext:value-type="float">
            <text:p>0.6661298122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Baseline setup</text:p>
          </table:table-cell>
          <table:table-cell/>
        </table:table-row>
        <table:table-row table:style-name="ro1">
          <table:table-cell office:value-type="string" calcext:value-type="string">
            <text:p>C-LexRank (without any modifications) – 5 sentences</text:p>
          </table:table-cell>
          <table:table-cell office:value-type="float" office:value="0.711790016176" calcext:value-type="float">
            <text:p>0.7117900162</text:p>
          </table:table-cell>
        </table:table-row>
        <table:table-row table:style-name="ro1">
          <table:table-cell office:value-type="string" calcext:value-type="string">
            <text:p>C-LexRank (without any modifications) ~ 100 words</text:p>
          </table:table-cell>
          <table:table-cell office:value-type="float" office:value="0.738752362053" calcext:value-type="float">
            <text:p>0.7387523621</text:p>
          </table:table-cell>
        </table:table-row>
        <table:table-row table:style-name="ro1">
          <table:table-cell office:value-type="string" calcext:value-type="string">
            <text:p>Random summary ~ 100 words</text:p>
          </table:table-cell>
          <table:table-cell office:value-type="float" office:value="0.471296088519" calcext:value-type="float">
            <text:p>0.471296088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No of citations (using min/max similarity) </text:p>
          </table:table-cell>
          <table:table-cell office:value-type="float" office:value="0.58867816809" calcext:value-type="float">
            <text:p>0.5886781681</text:p>
          </table:table-cell>
        </table:table-row>
        <table:table-row table:style-name="ro1">
          <table:table-cell office:value-type="string" calcext:value-type="string">
            <text:p>UG of POS Tags </text:p>
          </table:table-cell>
          <table:table-cell office:value-type="float" office:value="0.731367254577" calcext:value-type="float">
            <text:p>0.7313672546</text:p>
          </table:table-cell>
        </table:table-row>
        <table:table-row table:style-name="ro1">
          <table:table-cell office:value-type="string" calcext:value-type="string">
            <text:p>BG of POS Tags </text:p>
          </table:table-cell>
          <table:table-cell office:value-type="float" office:value="0.726441753837" calcext:value-type="float">
            <text:p>0.72644175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00/00/0000</text:date>, <text:time style:data-style-name="N2" text:time-value="02:21:23.7367408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3:40:37.978306082</meta:creation-date>
    <dc:date>2015-10-07T02:34:40.470583581</dc:date>
    <meta:editing-duration>PT1H17M49S</meta:editing-duration>
    <meta:editing-cycles>6</meta:editing-cycles>
    <meta:generator>LibreOffice/4.2.8.2$Linux_x86 LibreOffice_project/420m0$Build-2</meta:generator>
    <meta:document-statistic meta:table-count="1" meta:cell-count="36" meta:object-count="0"/>
  </office:meta>
</office:document-meta>
</file>